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ong_20_Emphasis_20__28_user_29_" style:display-name="Strong Emphasis (user)" style:family="text" style:parent-style-name="Strong_20_Emphasis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1:11:49.450015509</meta:creation-date>
    <meta:generator>LibreOffice/7.5.4.2$Linux_X86_64 LibreOffice_project/50$Build-2</meta:generator>
    <dc:date>2023-07-07T21:48:07.119087331</dc:date>
    <meta:editing-duration>PT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